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list xml:id="list337575438792008502" text:style-name="L1">
        <text:list-item>
          <text:p text:style-name="P1">Bases HTML5</text:p>
          <text:list>
            <text:list-item>
              <text:p text:style-name="P1">structure de base</text:p>
            </text:list-item>
            <text:list-item>
              <text:p text:style-name="P1">balises de base</text:p>
              <text:list>
                <text:list-item>
                  <text:p text:style-name="P1">commentaires</text:p>
                </text:list-item>
                <text:list-item>
                  <text:p text:style-name="P1">balises fermantes non classiques</text:p>
                </text:list-item>
                <text:list-item>
                  <text:p text:style-name="P1">paragraphes</text:p>
                </text:list-item>
                <text:list-item>
                  <text:p text:style-name="P1">saut de ligne</text:p>
                </text:list-item>
                <text:list-item>
                  <text:p text:style-name="P1">titres</text:p>
                </text:list-item>
                <text:list-item>
                  <text:p text:style-name="P1">mises en valeurs (3)</text:p>
                </text:list-item>
              </text:list>
            </text:list-item>
            <text:list-item>
              <text:p text:style-name="P1">listes (2)</text:p>
            </text:list-item>
            <text:list-item>
              <text:p text:style-name="P1">liens</text:p>
              <text:list>
                <text:list-item>
                  <text:p text:style-name="P1">autre site</text:p>
                  <text:list>
                    <text:list-item>
                      <text:p text:style-name="P1">écrire les &amp;</text:p>
                    </text:list-item>
                  </text:list>
                </text:list-item>
                <text:list-item>
                  <text:p text:style-name="P1">page</text:p>
                  <text:list>
                    <text:list-item>
                      <text:p text:style-name="P1">même dossier</text:p>
                    </text:list-item>
                    <text:list-item>
                      <text:p text:style-name="P1">descendre</text:p>
                    </text:list-item>
                    <text:list-item>
                      <text:p text:style-name="P1">remonter</text:p>
                    </text:list-item>
                  </text:list>
                </text:list-item>
                <text:list-item>
                  <text:p text:style-name="P1">ancre</text:p>
                  <text:list>
                    <text:list-item>
                      <text:p text:style-name="P1">syntaxe préférée par les navigateurs pour id</text:p>
                    </text:list-item>
                    <text:list-item>
                      <text:p text:style-name="P1">même page + autres</text:p>
                    </text:list-item>
                  </text:list>
                </text:list-item>
                <text:list-item>
                  <text:p text:style-name="P1">«options»</text:p>
                  <text:list>
                    <text:list-item>
                      <text:p text:style-name="P1">infobulle</text:p>
                    </text:list-item>
                    <text:list-item>
                      <text:p text:style-name="P1">nouvelle fenêtre</text:p>
                    </text:list-item>
                    <text:list-item>
                      <text:p text:style-name="P1">mail</text:p>
                    </text:list-item>
                    <text:list-item>
                      <text:p text:style-name="P1">téléchargement</text:p>
                    </text:list-item>
                  </text:list>
                </text:list-item>
              </text:list>
            </text:list-item>
            <text:list-item>
              <text:p text:style-name="P1">images</text:p>
              <text:list>
                <text:list-item>
                  <text:p text:style-name="P1">choix format et nom image</text:p>
                  <text:list>
                    <text:list-item>
                      <text:p text:style-name="P1">spé formats (3) + ie6</text:p>
                    </text:list-item>
                    <text:list-item>
                      <text:p text:style-name="P1">syntaxe nom image</text:p>
                    </text:list-item>
                  </text:list>
                </text:list-item>
                <text:list-item>
                  <text:p text:style-name="P1">insérer image</text:p>
                  <text:list>
                    <text:list-item>
                      <text:p text:style-name="P1">balise images</text:p>
                    </text:list-item>
                    <text:list-item>
                      <text:p text:style-name="P1">insérer dans (?)</text:p>
                    </text:list-item>
                    <text:list-item>
                      <text:p text:style-name="P1">2 attributs obligatoires + 1 optionnelle</text:p>
                    </text:list-item>
                    <text:list-item>
                      <text:p text:style-name="P1">créer miniature</text:p>
                    </text:list-item>
                  </text:list>
                </text:list-item>
                <text:list-item>
                  <text:p text:style-name="P1">figures</text:p>
                  <text:list>
                    <text:list-item>
                      <text:p text:style-name="P1">créer figure</text:p>
                    </text:list-item>
                    <text:list-item>
                      <text:p text:style-name="P1">légende</text:p>
                    </text:list-item>
                    <text:list-item>
                      <text:p text:style-name="P1">plusieurs imag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Bases CSS3</text:p>
          <text:list>
            <text:list-item>
              <text:p text:style-name="P1"/>
            </text:list-item>
          </text:list>
        </text:list-item>
        <text:list-item>
          <text:p text:style-name="P1">Mise en page</text:p>
          <text:list>
            <text:list-item>
              <text:p text:style-name="P1"/>
            </text:list-item>
          </text:list>
        </text:list-item>
        <text:list-item>
          <text:p text:style-name="P1">avancé</text:p>
          <text:list>
            <text:list-item>
              <text:p text:style-name="P1"/>
            </text:list-item>
          </text:list>
        </text:list-item>
        <text:list-item>
          <text:p text:style-name="P1">annexes</text:p>
          <text:list>
            <text:list-item>
              <text:p text:style-name="P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3T16:04:05</meta:creation-date>
    <dc:date>2012-07-05T02:46:30</dc:date>
    <meta:editing-duration>PT47M40S</meta:editing-duration>
    <meta:editing-cycles>31</meta:editing-cycles>
    <meta:generator>OpenOffice.org/3.4$Unix OpenOffice.org_project/340m1$Build-9590</meta:generator>
    <meta:document-statistic meta:table-count="0" meta:image-count="0" meta:object-count="0" meta:page-count="1" meta:paragraph-count="42" meta:word-count="137" meta:character-count="611"/>
  </office:meta>
</office:document-meta>
</file>